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left" draw:textarea-vertical-align="bottom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fo:font-weight="bold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4" style:family="paragraph">
      <style:paragraph-properties fo:text-align="center"/>
      <style:text-properties fo:font-size="14pt"/>
    </style:style>
    <style:style style:name="T1" style:family="text">
      <style:text-properties fo:font-size="14pt" fo:font-weight="bold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8.6cm" svg:height="3.707cm" svg:x="1.1cm" svg:y="4.293cm">
          <text:p text:style-name="P1"><text:span text:style-name="T1">plugi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1.699cm" svg:height="0.809cm" svg:x="8.55cm" svg:y="6.885cm">
          <text:p text:style-name="P1"><text:span text:style-name="T2">jav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3.233cm" svg:height="0.808cm" svg:x="7.783cm" svg:y="8.637cm">
          <text:p text:style-name="P1"><text:span text:style-name="T2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399cm" svg:y1="7.694cm" svg:x2="9.399cm" svg:y2="8.637cm" draw:start-shape="id1" draw:start-glue-point="2" draw:end-shape="id2" draw:end-glue-point="0" svg:d="M9399 7694v943" svg:viewBox="0 0 1 944">
          <text:p/>
        </draw:connector>
        <draw:custom-shape draw:style-name="gr2" draw:text-style-name="P3" xml:id="id3" draw:id="id3" draw:layer="layout" svg:width="3.232cm" svg:height="0.808cm" svg:x="7.783cm" svg:y="9.992cm">
          <text:p text:style-name="P1"><text:span text:style-name="T2">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399cm" svg:y1="9.445cm" svg:x2="9.399cm" svg:y2="9.992cm" draw:start-shape="id2" draw:start-glue-point="2" draw:end-shape="id3" draw:end-glue-point="0" svg:d="M9399 9445v547" svg:viewBox="0 0 1 548">
          <text:p/>
        </draw:connector>
        <draw:custom-shape draw:style-name="gr2" draw:text-style-name="P3" xml:id="id4" draw:id="id4" draw:layer="layout" svg:width="3.802cm" svg:height="0.808cm" svg:x="7.498cm" svg:y="2.3cm">
          <text:p text:style-name="P1"><text:span text:style-name="T2">maven-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399cm" svg:y1="3.108cm" svg:x2="9.408cm" svg:y2="4.268cm" draw:start-shape="id4" draw:start-glue-point="2" svg:d="M9399 3108l9 1160" svg:viewBox="0 0 10 1161">
          <text:p/>
        </draw:connector>
        <draw:connector draw:style-name="gr3" draw:text-style-name="P4" draw:layer="layout" draw:type="line" svg:x1="4.3cm" svg:y1="6.614cm" svg:x2="8.55cm" svg:y2="7.289cm" draw:start-shape="id5" draw:start-glue-point="1" draw:end-shape="id1" draw:end-glue-point="3" svg:d="M4300 6614l4250 675" svg:viewBox="0 0 4251 676">
          <text:p/>
        </draw:connector>
        <draw:custom-shape draw:style-name="gr2" draw:text-style-name="P3" xml:id="id10" draw:id="id10" draw:layer="layout" svg:width="1.7cm" svg:height="0.809cm" svg:x="11.08cm" svg:y="4.535cm">
          <text:p text:style-name="P1"><text:span text:style-name="T2">dom4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8" draw:id="id8" draw:layer="layout" svg:width="1.7cm" svg:height="0.807cm" svg:x="17.612cm" svg:y="6.211cm">
          <text:p text:style-name="P1"><text:span text:style-name="T2">xdo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2.608cm" svg:y1="7.694cm" svg:x2="9.399cm" svg:y2="8.637cm" draw:start-shape="id6" draw:start-glue-point="2" draw:end-shape="id2" draw:end-glue-point="0" svg:d="M12608 7694l-3209 943" svg:viewBox="0 0 3210 944">
          <text:p/>
        </draw:connector>
        <draw:custom-shape draw:style-name="gr4" draw:text-style-name="P3" xml:id="id7" draw:id="id7" draw:layer="layout" svg:width="4.233cm" svg:height="0.809cm" svg:x="12.1cm" svg:y="3.2cm">
          <text:p text:style-name="P1"><text:span text:style-name="T2">maven-plugin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399cm" svg:y1="3.108cm" svg:x2="12.1cm" svg:y2="3.604cm" draw:start-shape="id4" draw:start-glue-point="2" draw:end-shape="id7" svg:d="M9399 3108l2701 496" svg:viewBox="0 0 2702 497">
          <text:p/>
        </draw:connector>
        <draw:connector draw:style-name="gr3" draw:text-style-name="P4" draw:layer="layout" draw:type="line" svg:x1="17.612cm" svg:y1="6.614cm" svg:x2="16.9cm" svg:y2="6.615cm" draw:start-shape="id8" draw:start-glue-point="3" draw:end-shape="id9" draw:end-glue-point="1" svg:d="M17612 6614l-712 1" svg:viewBox="0 0 713 2">
          <text:p/>
        </draw:connector>
        <draw:custom-shape draw:style-name="gr2" draw:text-style-name="P3" xml:id="id5" draw:id="id5" draw:layer="layout" svg:width="2.8cm" svg:height="0.807cm" svg:x="1.5cm" svg:y="6.211cm">
          <text:p text:style-name="P1"><text:span text:style-name="T2">conver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" draw:id="id6" draw:layer="layout" svg:width="1.698cm" svg:height="0.809cm" svg:x="11.759cm" svg:y="6.885cm">
          <text:p text:style-name="P1"><text:span text:style-name="T2">x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9" draw:id="id9" draw:layer="layout" svg:width="1.7cm" svg:height="0.807cm" svg:x="15.2cm" svg:y="6.212cm">
          <text:p text:style-name="P1"><text:span text:style-name="T2">xs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5.2cm" svg:y1="6.615cm" svg:x2="13.457cm" svg:y2="7.289cm" draw:start-shape="id9" draw:start-glue-point="3" draw:end-shape="id6" draw:end-glue-point="1" svg:d="M15200 6615l-1743 674" svg:viewBox="0 0 1744 675">
          <text:p/>
        </draw:connector>
        <draw:custom-shape draw:style-name="gr2" draw:text-style-name="P3" xml:id="id11" draw:id="id11" draw:layer="layout" svg:width="1.7cm" svg:height="0.809cm" svg:x="12.869cm" svg:y="4.536cm">
          <text:p text:style-name="P1"><text:span text:style-name="T2">jd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2" draw:id="id12" draw:layer="layout" svg:width="1.7cm" svg:height="0.809cm" svg:x="14.657cm" svg:y="4.537cm">
          <text:p text:style-name="P1"><text:span text:style-name="T2">st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3" draw:id="id13" draw:layer="layout" svg:width="1.7cm" svg:height="0.809cm" svg:x="16.445cm" svg:y="4.537cm">
          <text:p text:style-name="P1"><text:span text:style-name="T2">xpp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1.93cm" svg:y1="5.344cm" svg:x2="9.399cm" svg:y2="6.885cm" draw:start-shape="id10" draw:start-glue-point="2" draw:end-shape="id1" draw:end-glue-point="0" svg:d="M11930 5344l-2531 1541" svg:viewBox="0 0 2532 1542">
          <text:p/>
        </draw:connector>
        <draw:connector draw:style-name="gr3" draw:text-style-name="P4" draw:layer="layout" draw:type="line" svg:x1="13.719cm" svg:y1="5.345cm" svg:x2="9.399cm" svg:y2="6.885cm" draw:start-shape="id11" draw:start-glue-point="2" draw:end-shape="id1" draw:end-glue-point="0" svg:d="M13719 5345l-4320 1540" svg:viewBox="0 0 4321 1541">
          <text:p/>
        </draw:connector>
        <draw:connector draw:style-name="gr3" draw:text-style-name="P4" draw:layer="layout" draw:type="line" svg:x1="15.507cm" svg:y1="5.346cm" svg:x2="9.399cm" svg:y2="6.885cm" draw:start-shape="id12" draw:start-glue-point="2" draw:end-shape="id1" draw:end-glue-point="0" svg:d="M15507 5346l-6108 1539" svg:viewBox="0 0 6109 1540">
          <text:p/>
        </draw:connector>
        <draw:connector draw:style-name="gr3" draw:text-style-name="P4" draw:layer="layout" draw:type="line" svg:x1="17.295cm" svg:y1="5.346cm" svg:x2="9.399cm" svg:y2="6.885cm" draw:start-shape="id13" draw:start-glue-point="2" draw:end-shape="id1" draw:end-glue-point="0" svg:d="M17295 5346l-7896 1539" svg:viewBox="0 0 7897 1540">
          <text:p/>
        </draw:connector>
        <draw:custom-shape draw:style-name="gr4" draw:text-style-name="P3" xml:id="id14" draw:id="id14" draw:layer="layout" svg:width="3.233cm" svg:height="0.809cm" svg:x="12.2cm" svg:y="9.991cm">
          <text:p text:style-name="P1"><text:span text:style-name="T2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1.015cm" svg:y1="10.396cm" svg:x2="12.2cm" svg:y2="10.395cm" draw:start-shape="id3" draw:start-glue-point="1" draw:end-shape="id14" draw:end-glue-point="3" svg:d="M11015 10396l1185-1" svg:viewBox="0 0 1186 2">
          <text:p/>
        </draw:connector>
        <draw:custom-shape draw:style-name="gr2" draw:text-style-name="P3" xml:id="id17" draw:id="id17" draw:layer="layout" svg:width="2.181cm" svg:height="0.809cm" svg:x="1.5cm" svg:y="4.535cm">
          <text:p text:style-name="P1"><text:span text:style-name="T2">Jack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6" draw:id="id16" draw:layer="layout" svg:width="3.23cm" svg:height="0.809cm" svg:x="3.77cm" svg:y="4.536cm">
          <text:p text:style-name="P1"><text:span text:style-name="T2">json-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5" draw:id="id15" draw:layer="layout" svg:width="2.942cm" svg:height="0.809cm" svg:x="7.558cm" svg:y="4.537cm">
          <text:p text:style-name="P1"><text:span text:style-name="T2">Snake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029cm" svg:y1="5.346cm" svg:x2="9.399cm" svg:y2="6.885cm" draw:start-shape="id15" draw:start-glue-point="2" draw:end-shape="id1" draw:end-glue-point="0" svg:d="M9029 5346l370 1539" svg:viewBox="0 0 371 1540">
          <text:p/>
        </draw:connector>
        <draw:connector draw:style-name="gr3" draw:text-style-name="P4" draw:layer="layout" draw:type="line" svg:x1="5.385cm" svg:y1="5.345cm" svg:x2="9.399cm" svg:y2="6.885cm" draw:start-shape="id16" draw:start-glue-point="2" draw:end-shape="id1" draw:end-glue-point="0" svg:d="M5385 5345l4014 1540" svg:viewBox="0 0 4015 1541">
          <text:p/>
        </draw:connector>
        <draw:connector draw:style-name="gr3" draw:text-style-name="P4" draw:layer="layout" draw:type="line" svg:x1="2.59cm" svg:y1="5.344cm" svg:x2="9.399cm" svg:y2="6.885cm" draw:start-shape="id17" draw:start-glue-point="2" draw:end-shape="id1" draw:end-glue-point="0" svg:d="M2590 5344l6809 1541" svg:viewBox="0 0 6810 1542">
          <text:p/>
        </draw:connector>
        <draw:connector draw:style-name="gr3" draw:text-style-name="P4" draw:layer="layout" draw:type="line" svg:x1="11.93cm" svg:y1="5.344cm" svg:x2="12.608cm" svg:y2="6.885cm" draw:start-shape="id10" draw:start-glue-point="2" draw:end-shape="id6" draw:end-glue-point="0" svg:d="M11930 5344l678 1541" svg:viewBox="0 0 679 1542">
          <text:p/>
        </draw:connector>
        <draw:connector draw:style-name="gr3" draw:text-style-name="P4" draw:layer="layout" draw:type="line" svg:x1="13.719cm" svg:y1="5.345cm" svg:x2="12.608cm" svg:y2="6.885cm" draw:start-shape="id11" draw:start-glue-point="2" draw:end-shape="id6" draw:end-glue-point="0" svg:d="M13719 5345l-1111 1540" svg:viewBox="0 0 1112 1541">
          <text:p/>
        </draw:connector>
        <draw:connector draw:style-name="gr3" draw:text-style-name="P4" draw:layer="layout" draw:type="line" svg:x1="15.507cm" svg:y1="5.346cm" svg:x2="12.608cm" svg:y2="6.885cm" draw:start-shape="id12" draw:start-glue-point="2" draw:end-shape="id6" draw:end-glue-point="0" svg:d="M15507 5346l-2899 1539" svg:viewBox="0 0 2900 1540">
          <text:p/>
        </draw:connector>
        <draw:connector draw:style-name="gr3" draw:text-style-name="P4" draw:layer="layout" draw:type="line" svg:x1="17.295cm" svg:y1="5.346cm" svg:x2="12.608cm" svg:y2="6.885cm" draw:start-shape="id13" draw:start-glue-point="2" draw:end-shape="id6" draw:end-glue-point="0" svg:d="M17295 5346l-4687 1539" svg:viewBox="0 0 4688 15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creation-date>2008-12-20T23:12:09</meta:creation-date>
    <dc:date>2015-11-15T18:23:23.763271789</dc:date>
    <meta:editing-cycles>18</meta:editing-cycles>
    <meta:editing-duration>PT4H27M35S</meta:editing-duration>
    <meta:document-statistic meta:object-count="38"/>
    <meta:user-defined meta:name="Info 1"/>
    <meta:user-defined meta:name="Info 2"/>
    <meta:user-defined meta:name="Info 3"/>
    <meta:user-defined meta:name="Info 4"/>
  </office:meta>
</office:document-meta>
</file>